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icrosoft Sans Serif" svg:font-family="'Microsoft Sans Serif'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Základný_20_text_20__28_3_29_" style:master-page-name="PageStyle0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3" style:family="paragraph" style:parent-style-name="Základný_20_text_20__28_3_29_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" style:family="paragraph" style:parent-style-name="Základný_20_text_20__28_3_29_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  <style:text-properties style:font-name="Arial" fo:font-size="14pt" style:font-size-asian="14pt" style:font-size-complex="14pt"/>
    </style:style>
    <style:style style:name="P5" style:family="paragraph" style:parent-style-name="Záhlavie_20__23_1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" style:family="paragraph" style:parent-style-name="Základný_20_text_20__28_2_29_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7" style:family="paragraph" style:parent-style-name="Hlavička_20_alebo_20_päta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8" style:family="paragraph" style:parent-style-name="Hlavička_20_alebo_20_päta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</style:style>
    <style:style style:name="P9" style:family="paragraph" style:parent-style-name="Základný_20_text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0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</style:style>
    <style:style style:name="P11" style:family="paragraph" style:parent-style-name="Základný_20_text" style:master-page-name="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 style:page-number="auto"/>
      <style:text-properties officeooo:paragraph-rsid="0011d494"/>
    </style:style>
    <style:style style:name="P12" style:family="paragraph" style:parent-style-name="Základný_20_text">
      <loext:graphic-properties draw:fill-gradient-name="gradient" draw:fill-hatch-name="hatch"/>
      <style:paragraph-properties fo:margin-left="0cm" fo:margin-right="0cm" fo:line-height="150%" fo:text-align="start" style:justify-single-word="false" fo:text-indent="0cm" style:auto-text-indent="false"/>
      <style:text-properties officeooo:paragraph-rsid="0011d494"/>
    </style:style>
    <style:style style:name="T1" style:family="text">
      <style:text-properties fo:color="#000000" loext:opacity="100%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loext:opacity="100%" style:font-name="Arial" fo:font-size="14pt" officeooo:rsid="0011d494" fo:background-color="#80ffff" loext:char-shading-value="0" style:font-size-asian="14pt" style:font-size-complex="14pt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4pt" officeooo:rsid="0011d494" style:font-size-asian="14pt" style:font-size-complex="14pt"/>
    </style:style>
    <style:style style:name="Sect1" style:family="section">
      <style:section-properties fo:margin-left="1.443cm" fo:margin-right="9.767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p text:style-name="P2"><text:span text:style-name="CharStyle4"><text:span text:style-name="T3">JÁN KOSTRA</text:span></text:span></text:p>
        <text:h text:style-name="P5" text:outline-level="1"><text:bookmark-start text:name="bookmark0"/><text:span text:style-name="CharStyle6"><text:span text:style-name="T3">NA STALINA</text:span></text:span><text:bookmark-end text:name="bookmark0"/></text:h>
        <text:p text:style-name="P4"><text:span text:style-name="CharStyle4"><text:span text:style-name="T3"/></text:span></text:p>
        <text:p text:style-name="P11"><text:span text:style-name="CharStyle15"><text:span text:style-name="T3">Tam niekde blízko Spasskej veže,</text:span></text:span></text:p>
        <text:p text:style-name="P12"><text:span text:style-name="CharStyle15"><text:span text:style-name="T3">kde orloj meria čas,</text:span></text:span></text:p>
        <text:p text:style-name="P12"><text:span text:style-name="CharStyle15"><text:span text:style-name="T3">čas dejín, ktoré lámu mreže,</text:span></text:span></text:p>
        <text:p text:style-name="P12"><text:span text:style-name="CharStyle15"><text:span text:style-name="T3">tam niekde blízko Spasskej veže</text:span></text:span></text:p>
        <text:p text:style-name="P12"><text:span text:style-name="CharStyle15"><text:span text:style-name="T3">myšlienka naša vyhľadáva Vás</text:span></text:span></text:p>
        <text:p text:style-name="P12"><text:span text:style-name="CharStyle15"><text:span text:style-name="T3">dľa známych zvukov čistej spieže.</text:span></text:span></text:p>
        <text:p text:style-name="P7"><text:span text:style-name="CharStyle18"><text:span text:style-name="T3"/></text:span></text:p>
        <text:p text:style-name="P11"><text:span text:style-name="CharStyle15"><text:span text:style-name="T3">Počuli sme ho, srdce Vaše</text:span></text:span><text:span text:style-name="CharStyle15"><text:span text:style-name="T1">,</text:span></text:span></text:p>
        <text:p text:style-name="P12"><text:span text:style-name="CharStyle15"><text:span text:style-name="T3">v polnociach zúfalstiev a bied,</text:span></text:span></text:p>
        <text:p text:style-name="P12"><text:span text:style-name="CharStyle15"><text:span text:style-name="T3">keď temné more prelomilo hrádze.</text:span></text:span></text:p>
        <text:p text:style-name="P12"><text:span text:style-name="CharStyle15"><text:span text:style-name="T3">Záchranci vyšli na treskúcom mraze.</text:span></text:span></text:p>
        <text:p text:style-name="P12"><text:span text:style-name="CharStyle15"><text:span text:style-name="T3">Hodiny Kremľa ponad svet</text:span></text:span></text:p>
        <text:p text:style-name="P12"><text:span text:style-name="CharStyle15"><text:span text:style-name="T3">prechodia ako kroky stráže.</text:span></text:span></text:p>
        <text:p text:style-name="P9"><text:span text:style-name="CharStyle15"><text:span text:style-name="T4"/></text:span></text:p>
        <text:p text:style-name="P12"><text:span text:style-name="CharStyle15"><text:span text:style-name="T3">A tam-tam hrôzy víri krajinami</text:span></text:span></text:p>
        <text:p text:style-name="P12"><text:span text:style-name="CharStyle15"><text:span text:style-name="T3">s kultúrou pyšnou prastarou.</text:span></text:span></text:p>
        <text:p text:style-name="P12"><text:span text:style-name="CharStyle15"><text:span text:style-name="T3">Praskajú klenby, oblúky a chrámy.</text:span></text:span></text:p>
        <text:p text:style-name="P12"><text:span text:style-name="CharStyle15"><text:span text:style-name="T3">Ich humanita pod čižmami</text:span></text:span></text:p>
        <text:p text:style-name="P12"><text:span text:style-name="CharStyle15"><text:span text:style-name="T3">šviháckych mordárov.</text:span></text:span></text:p>
        <text:p text:style-name="P9"><text:span text:style-name="CharStyle15"><text:span text:style-name="T3">Eur</text:span></text:span><text:span text:style-name="CharStyle15"><text:span text:style-name="T1">ó</text:span></text:span><text:span text:style-name="CharStyle15"><text:span text:style-name="T3">pa horí ako kopa slamy</text:span></text:span><text:span text:style-name="CharStyle15"><text:span text:style-name="T1">.</text:span></text:span></text:p>
        <text:p text:style-name="P11"><text:soft-page-break/><text:span text:style-name="CharStyle15"><text:span text:style-name="T3"/></text:span></text:p>
        <text:p text:style-name="P12"><text:span text:style-name="CharStyle15"><text:span text:style-name="T3">Akí sme bo</text:span></text:span><text:span text:style-name="CharStyle15"><text:span text:style-name="T4">li</text:span></text:span><text:span text:style-name="CharStyle15"><text:span text:style-name="T3"> mnohí malí</text:span></text:span></text:p>
        <text:p text:style-name="P12"><text:span text:style-name="CharStyle15"><text:span text:style-name="T3">v tom uragáne hľadajúci smer,</text:span></text:span></text:p>
        <text:p text:style-name="P12"><text:span text:style-name="CharStyle15"><text:span text:style-name="T3">hotoví padnúť do rozvalín,</text:span></text:span></text:p>
        <text:p text:style-name="P12"><text:span text:style-name="CharStyle15"><text:span text:style-name="T3">kým iní, padlí v kríkoch malín,</text:span></text:span></text:p>
        <text:p text:style-name="P12"><text:span text:style-name="CharStyle15"><text:span text:style-name="T3">z krvácajúcich pier</text:span></text:span></text:p>
        <text:p text:style-name="P12"><text:span text:style-name="CharStyle15"><text:span text:style-name="T3">oddali živým meno Stalin.</text:span></text:span></text:p>
        <text:p text:style-name="P9"><text:span text:style-name="CharStyle15"><text:span text:style-name="T3"/></text:span></text:p>
        <text:p text:style-name="P12"><text:span text:style-name="CharStyle15"><text:span text:style-name="T3">V úzkostnom tichu za dverami bytov</text:span></text:span></text:p>
        <text:p text:style-name="P12"><text:span text:style-name="CharStyle15"><text:span text:style-name="T3">so svetlom väzneným,</text:span></text:span></text:p>
        <text:p text:style-name="P12"><text:span text:style-name="CharStyle15"><text:span text:style-name="T3">pred hrôzou s hlavou v dlaniach skrytou</text:span></text:span></text:p>
        <text:p text:style-name="P12"><text:span text:style-name="CharStyle15"><text:span text:style-name="T3">prechádzali sme do úsvitov</text:span></text:span></text:p>
        <text:p text:style-name="P12"><text:span text:style-name="CharStyle15"><text:span text:style-name="T3">vražedným besnením,</text:span></text:span></text:p>
        <text:p text:style-name="P12"><text:span text:style-name="CharStyle15"><text:span text:style-name="T3">keď udrel </text:span></text:span><text:span text:style-name="CharStyle15"><text:span text:style-name="T1">Temný</text:span></text:span><text:span text:style-name="CharStyle15"><text:span text:style-name="T3"> na jas Vašich štítov.</text:span></text:span></text:p>
        <text:p text:style-name="P7"><text:span text:style-name="CharStyle18"><text:span text:style-name="T3"/></text:span></text:p>
        <text:p text:style-name="P11"><text:span text:style-name="CharStyle15"><text:span text:style-name="T3">Pirátska vlajka so skríženým hnátom,</text:span></text:span></text:p>
        <text:p text:style-name="P12"><text:span text:style-name="CharStyle15"><text:span text:style-name="T3">vztýčená do tmy zrád,</text:span></text:span></text:p>
        <text:p text:style-name="P12"><text:span text:style-name="CharStyle15"><text:span text:style-name="T3">svet zacláňala pohodený katom,</text:span></text:span></text:p>
        <text:p text:style-name="P12"><text:span text:style-name="CharStyle15"><text:span text:style-name="T3">kým nezadunel oceľovým mlatom</text:span></text:span></text:p>
        <text:p text:style-name="P12"><text:span text:style-name="CharStyle15"><text:span text:style-name="T3">do dejín Stalingrad,</text:span></text:span></text:p>
        <text:p text:style-name="P12"><text:span text:style-name="CharStyle15"><text:span text:style-name="T3">v tom slávnom roku tria</text:span></text:span><text:span text:style-name="CharStyle15"><text:span text:style-name="T1">š</text:span></text:span><text:span text:style-name="CharStyle15"><text:span text:style-name="T3">tyridsiatom.</text:span></text:span></text:p>
        <text:p text:style-name="P9"><text:span text:style-name="CharStyle15"><text:span text:style-name="T3"/></text:span></text:p>
        <text:p text:style-name="P12"><text:span text:style-name="CharStyle15"><text:span text:style-name="T3">Tak s Vaším menom napred kráča</text:span></text:span></text:p>
        <text:p text:style-name="P12"><text:soft-page-break/><text:span text:style-name="CharStyle15"><text:span text:style-name="T3">planéty novovek.</text:span></text:span></text:p>
        <text:p text:style-name="P11"><text:span text:style-name="CharStyle15"><text:span text:style-name="T3">A na kolomaž rozlieva sa</text:span></text:span></text:p>
        <text:p text:style-name="P12"><text:span text:style-name="CharStyle15"><text:span text:style-name="T3">tá </text:span></text:span><text:span text:style-name="CharStyle15"><text:span text:style-name="T4">b</text:span></text:span><text:span text:style-name="CharStyle15"><text:span text:style-name="T3">rudná krvou čistá rasa,</text:span></text:span></text:p>
        <text:p text:style-name="P12"><text:span text:style-name="CharStyle15"><text:span text:style-name="T3">živočích nadčlovek.</text:span></text:span></text:p>
        <text:p text:style-name="P9"><text:span text:style-name="CharStyle15"><text:span text:style-name="T3">K obzoru beží nová trasa.</text:span></text:span></text:p>
        <text:p text:style-name="P9"><text:span text:style-name="CharStyle15"><text:span text:style-name="T3"/></text:span></text:p>
        <text:p text:style-name="P12"><text:span text:style-name="CharStyle15"><text:span text:style-name="T3">Auróry výstrel štartovací</text:span></text:span></text:p>
        <text:p text:style-name="P12"><text:span text:style-name="CharStyle15"><text:span text:style-name="T3">zahrmel v kaťušiach.</text:span></text:span></text:p>
        <text:p text:style-name="P11"><text:span text:style-name="CharStyle15"><text:span text:style-name="T3">V orchestri hučí, hučí v plači,</text:span></text:span></text:p>
        <text:p text:style-name="P12"><text:span text:style-name="CharStyle15"><text:span text:style-name="T3">keď zmrzli strachom posmievači.</text:span></text:span></text:p>
        <text:p text:style-name="P12"><text:span text:style-name="CharStyle15"><text:span text:style-name="T3">H</text:span></text:span><text:span text:style-name="CharStyle15"><text:span text:style-name="T2">ľ</text:span></text:span><text:span text:style-name="CharStyle15"><text:span text:style-name="T3">a, boľševický hrach!</text:span></text:span></text:p>
        <text:p text:style-name="P12"><text:span text:style-name="CharStyle15"><text:span text:style-name="T3">Ochutnajte ho, nech sa páči!</text:span></text:span></text:p>
        <text:p text:style-name="P11"><text:span text:style-name="CharStyle15"><text:span text:style-name="T3"/></text:span></text:p>
        <text:p text:style-name="P12"><text:span text:style-name="CharStyle15"><text:span text:style-name="T3">Jak teória s praxou splýva</text:span></text:span><text:span text:style-name="CharStyle15"><text:span text:style-name="T4">l</text:span></text:span><text:span text:style-name="CharStyle15"><text:span text:style-name="T3">a</text:span></text:span></text:p>
        <text:p text:style-name="P12"><text:span text:style-name="CharStyle15"><text:span text:style-name="T3">ako život ženie vpred,</text:span></text:span></text:p>
        <text:p text:style-name="P12"><text:span text:style-name="CharStyle15"><text:span text:style-name="T3">že nie je šeď, lež zeleň živá,</text:span></text:span></text:p>
        <text:p text:style-name="P12"><text:span text:style-name="CharStyle15"><text:span text:style-name="T3">že rastie s nami náruživá</text:span></text:span></text:p>
        <text:p text:style-name="P12"><text:span text:style-name="CharStyle15"><text:span text:style-name="T3">a dobre vidí do kariet —</text:span></text:span></text:p>
        <text:p text:style-name="P12"><text:span text:style-name="CharStyle15"><text:span text:style-name="T3">podala dôkaz Vaša hlava sivá.</text:span></text:span></text:p>
        <text:p text:style-name="P7"><text:span text:style-name="CharStyle18"><text:span text:style-name="T3"/></text:span></text:p>
        <text:p text:style-name="P11"><text:span text:style-name="CharStyle15"><text:span text:style-name="T3">Podložili ste slávnu páku činu</text:span></text:span></text:p>
        <text:p text:style-name="P12"><text:span text:style-name="CharStyle15"><text:span text:style-name="T3">marx-leninského učenia</text:span></text:span></text:p>
        <text:p text:style-name="P12"><text:span text:style-name="CharStyle15"><text:span text:style-name="T3">pod hysterickú prašivinu</text:span></text:span><text:span text:style-name="CharStyle15"><text:span text:style-name="T1">,</text:span></text:span></text:p>
        <text:p text:style-name="P12"><text:soft-page-break/><text:span text:style-name="CharStyle15"><text:span text:style-name="T3">do vojnového plameňa a dymu.</text:span></text:span></text:p>
        <text:p text:style-name="P12"><text:span text:style-name="CharStyle15"><text:span text:style-name="T3">Prechádza dobrá, v ohni kalená,</text:span></text:span></text:p>
        <text:p text:style-name="P12"><text:span text:style-name="CharStyle15"><text:span text:style-name="T3">od Stalingradu ku Berlínu.</text:span></text:span></text:p>
        <text:p text:style-name="P9"><text:span text:style-name="CharStyle15"><text:span text:style-name="T1"/></text:span></text:p>
        <text:p text:style-name="P10"><text:span text:style-name="CharStyle15"><text:span text:style-name="T1"/></text:span></text:p>
        <text:p text:style-name="P12"><text:span text:style-name="CharStyle15"><text:span text:style-name="T1">T</text:span></text:span><text:span text:style-name="CharStyle15"><text:span text:style-name="T3">am niekde blízko kvádra hrobu,</text:span></text:span></text:p>
        <text:p text:style-name="P12"><text:span text:style-name="CharStyle15"><text:span text:style-name="T3">čo pripomína meteor,</text:span></text:span></text:p>
        <text:p text:style-name="P12"><text:span text:style-name="CharStyle15"><text:span text:style-name="T3">základný kameň, kotvu, skobu,</text:span></text:span></text:p>
        <text:p text:style-name="P12"><text:span text:style-name="CharStyle15"><text:span text:style-name="T3">ktorou zakvačil Lenin dobu</text:span></text:span></text:p>
        <text:p text:style-name="P12"><text:span text:style-name="CharStyle15"><text:span text:style-name="T3">do novovychodiacich zôr</text:span></text:span></text:p>
        <text:p text:style-name="P12"><text:span text:style-name="CharStyle15"><text:span text:style-name="T3">starého prašivého glóbu —</text:span></text:span></text:p>
        <text:p text:style-name="P7"><text:span text:style-name="CharStyle18"><text:span text:style-name="T3"/></text:span></text:p>
        <text:p text:style-name="P11"><text:span text:style-name="CharStyle15"><text:span text:style-name="T3">Tam niekde blízko miesta slávy,</text:span></text:span></text:p>
        <text:p text:style-name="P12"><text:span text:style-name="CharStyle15"><text:span text:style-name="T3">kde znel</text:span></text:span><text:span text:style-name="CharStyle15"><text:span text:style-name="T2">y</text:span></text:span><text:span text:style-name="CharStyle15"><text:span text:style-name="T3"> salvy salutov</text:span></text:span></text:p>
        <text:p text:style-name="P12"><text:span text:style-name="CharStyle15"><text:span text:style-name="T3">a ako príval vetra dravý</text:span></text:span></text:p>
        <text:p text:style-name="P12"><text:span text:style-name="CharStyle15"><text:span text:style-name="T3">spev davov zadul do zástavy</text:span></text:span></text:p>
        <text:p text:style-name="P12"><text:span text:style-name="CharStyle15"><text:span text:style-name="T3">nad osou Zeme nahnutou —</text:span></text:span></text:p>
        <text:p text:style-name="P12"><text:span text:style-name="CharStyle15"><text:span text:style-name="T3">tam pri prameni dobrej zprávy —</text:span></text:span></text:p>
        <text:p text:style-name="P9"><text:span text:style-name="CharStyle15"><text:span text:style-name="T3"/></text:span></text:p>
        <text:p text:style-name="P12"><text:span text:style-name="CharStyle15"><text:span text:style-name="T3">Tam niekde blízko Spasskej veže,</text:span></text:span></text:p>
        <text:p text:style-name="P12"><text:span text:style-name="CharStyle15"><text:span text:style-name="T3">kde orloj meria čas,</text:span></text:span></text:p>
        <text:p text:style-name="P12"><text:span text:style-name="CharStyle15"><text:span text:style-name="T3">čas dejín, ktoré lámu mreže,</text:span></text:span></text:p>
        <text:p text:style-name="P12"><text:span text:style-name="CharStyle15"><text:span text:style-name="T3">tam niekde blízko Spasskej veže</text:span></text:span></text:p>
        <text:p text:style-name="P12"><text:soft-page-break/><text:span text:style-name="CharStyle15"><text:span text:style-name="T3">myšlienka naša vyhľadáva Vás</text:span></text:span></text:p>
        <text:p text:style-name="P12"><text:span text:style-name="CharStyle15"><text:span text:style-name="T3">dľa známych zvukov čistej spieže.</text:span></text:span></text:p>
        <text:p text:style-name="P9"><text:span text:style-name="CharStyle15"><text:span text:style-name="T3"/></text:span></text:p>
        <text:p text:style-name="P12"><text:span text:style-name="CharStyle15"><text:span text:style-name="T3">V zákerných víroch na prechode</text:span></text:span></text:p>
        <text:p text:style-name="P12"><text:span text:style-name="CharStyle15"><text:span text:style-name="T3">Vy bdiete ako lodivod,</text:span></text:span></text:p>
        <text:p text:style-name="P12"><text:span text:style-name="CharStyle15"><text:span text:style-name="T3">Vy najvernejší z celej lode</text:span></text:span></text:p>
        <text:p text:style-name="P12"><text:span text:style-name="CharStyle15"><text:span text:style-name="T3">príkazu predstáv o slobode,</text:span></text:span></text:p>
        <text:p text:style-name="P12"><text:span text:style-name="CharStyle15"><text:span text:style-name="T3">ktoré vysníval ľudský rod</text:span></text:span></text:p>
        <text:p text:style-name="P12"><text:span text:style-name="CharStyle15"><text:span text:style-name="T3">v krvavom brode.</text:span></text:span></text:p>
        <text:p text:style-name="P7"><text:span text:style-name="CharStyle18"><text:span text:style-name="T3"/></text:span></text:p>
        <text:p text:style-name="P8"><text:span text:style-name="CharStyle18"><text:span text:style-name="T3"/></text:span></text:p>
        <text:p text:style-name="P11"><text:span text:style-name="CharStyle15"><text:span text:style-name="T1">Úr</text:span></text:span><text:span text:style-name="CharStyle15"><text:span text:style-name="T3">odou oťažely roky</text:span></text:span></text:p>
        <text:p text:style-name="P12"><text:span text:style-name="CharStyle15"><text:span text:style-name="T3">súdruha Stalina.</text:span></text:span></text:p>
        <text:p text:style-name="P11"><text:span text:style-name="CharStyle15"><text:span text:style-name="T3">Ako mohutné valné toky</text:span></text:span></text:p>
        <text:p text:style-name="P12"><text:span text:style-name="CharStyle15"><text:span text:style-name="T3">idey jeho po širokých</text:span></text:span></text:p>
        <text:p text:style-name="P12"><text:span text:style-name="CharStyle15"><text:span text:style-name="T3">valia sa krajinách,</text:span></text:span></text:p>
        <text:p text:style-name="P12"><text:span text:style-name="CharStyle15"><text:span text:style-name="T3">úhory meniac v žírne plochy.</text:span></text:span></text:p>
        <text:p text:style-name="P9"><text:span text:style-name="CharStyle15"><text:span text:style-name="T3"/></text:span></text:p>
        <text:p text:style-name="P12"><text:span text:style-name="CharStyle15"><text:span text:style-name="T3">Zakvitlo Rusko boľševickou jarou.</text:span></text:span></text:p>
        <text:p text:style-name="P12"><text:span text:style-name="CharStyle15"><text:span text:style-name="T3">To kopejkové</text:span></text:span><text:span text:style-name="CharStyle15"><text:span text:style-name="T1">,</text:span></text:span><text:span text:style-name="CharStyle15"><text:span text:style-name="T3"> drevené,</text:span></text:span></text:p>
        <text:p text:style-name="P12"><text:span text:style-name="CharStyle15"><text:span text:style-name="T3">hlinené Rusko feudálov,</text:span></text:span></text:p>
        <text:p text:style-name="P12"><text:span text:style-name="CharStyle15"><text:span text:style-name="T3">mužíkov, kupcov, despotických cárov</text:span></text:span></text:p>
        <text:p text:style-name="P12"><text:span text:style-name="CharStyle15"><text:span text:style-name="T3">na Vaše znamenie pohlo sa napred robotníckou parou.</text:span></text:span></text:p>
        <text:p text:style-name="P9"><text:soft-page-break/><text:span text:style-name="CharStyle15"><text:span text:style-name="T3"/></text:span></text:p>
        <text:p text:style-name="P12"><text:span text:style-name="CharStyle15"><text:span text:style-name="T3">Pohol sa kolos miliónový</text:span></text:span></text:p>
        <text:p text:style-name="P12"><text:span text:style-name="CharStyle15"><text:span text:style-name="T3">derevní, gorodov i </text:span></text:span><text:span text:style-name="CharStyle15"><text:span text:style-name="T2">s</text:span></text:span><text:span text:style-name="CharStyle15"><text:span text:style-name="T3">iel,</text:span></text:span></text:p>
        <text:p text:style-name="P12"><text:span text:style-name="CharStyle15"><text:span text:style-name="T3">z hlbiny hliny vystúpily kovy,</text:span></text:span></text:p>
        <text:p text:style-name="P12"><text:span text:style-name="CharStyle15"><text:span text:style-name="T3">uhlie a nafta — človek oceľový.</text:span></text:span></text:p>
        <text:p text:style-name="P12"><text:span text:style-name="CharStyle15"><text:span text:style-name="T3">Zadunel ťažký priemysel</text:span></text:span></text:p>
        <text:p text:style-name="P12"><text:span text:style-name="CharStyle15"><text:span text:style-name="T3">v tíšinách tajgy, kde driemaly sovy.</text:span></text:span></text:p>
        <text:p text:style-name="P7"><text:span text:style-name="CharStyle18"><text:span text:style-name="T3"/></text:span></text:p>
        <text:p text:style-name="P11"><text:span text:style-name="CharStyle15"><text:span text:style-name="T3">Naklonily sa robotnícke </text:span></text:span><text:span text:style-name="CharStyle15"><text:span text:style-name="T1">š</text:span></text:span><text:span text:style-name="CharStyle15"><text:span text:style-name="T3">tice</text:span></text:span></text:p>
        <text:p text:style-name="P12"><text:span text:style-name="CharStyle15"><text:span text:style-name="T3">nad plány výroby</text:span></text:span><text:span text:style-name="CharStyle15"><text:span text:style-name="T1">,</text:span></text:span></text:p>
        <text:p text:style-name="P12"><text:span text:style-name="CharStyle15"><text:span text:style-name="T3">naťahovaly železnice,</text:span></text:span></text:p>
        <text:p text:style-name="P12"><text:span text:style-name="CharStyle15"><text:span text:style-name="T3">spúšťaly sondy ešte nižšie,</text:span></text:span></text:p>
        <text:p text:style-name="P12"><text:span text:style-name="CharStyle15"><text:span text:style-name="T3">aby raz mohly vyrobiť</text:span></text:span></text:p>
        <text:p text:style-name="P12"><text:span text:style-name="CharStyle15"><text:span text:style-name="T3">špeciálnu oce</text:span></text:span><text:span text:style-name="CharStyle15"><text:span text:style-name="T2">ľ</text:span></text:span><text:span text:style-name="CharStyle15"><text:span text:style-name="T3"> tretej päťročnice.</text:span></text:span></text:p>
        <text:p text:style-name="P9"><text:span text:style-name="CharStyle15"><text:span text:style-name="T3"/></text:span></text:p>
        <text:p text:style-name="P12"><text:span text:style-name="CharStyle15"><text:span text:style-name="T3">A vylomila fašistické zuby</text:span></text:span></text:p>
        <text:p text:style-name="P12"><text:span text:style-name="CharStyle15"><text:span text:style-name="T3">tá oceľôčka kalená.</text:span></text:span></text:p>
        <text:p text:style-name="P11"><text:span text:style-name="CharStyle15"><text:span text:style-name="T3">Sprašťaly festungy i kĺby,</text:span></text:span></text:p>
        <text:p text:style-name="P12"><text:span text:style-name="CharStyle15"><text:span text:style-name="T3">onemel vrahúň veľkohubý</text:span></text:span></text:p>
        <text:p text:style-name="P12"><text:span text:style-name="CharStyle15"><text:span text:style-name="T3">v jazykoch plameňa.</text:span></text:span></text:p>
        <text:p text:style-name="P9"><text:span text:style-name="CharStyle15"><text:span text:style-name="T3">Sovietsky vojak koniec vojny trúbi.</text:span></text:span></text:p>
        <text:p text:style-name="P9"><text:span text:style-name="CharStyle15"><text:span text:style-name="T3"/></text:span></text:p>
        <text:p text:style-name="P12"><text:span text:style-name="CharStyle15"><text:span text:style-name="T3">Sovietsky vojak s Vaším menom kráča</text:span></text:span></text:p>
        <text:p text:style-name="P12"><text:soft-page-break/><text:span text:style-name="CharStyle15"><text:span text:style-name="T3">cez oheň ako drak.</text:span></text:span></text:p>
        <text:p text:style-name="P11"><text:span text:style-name="CharStyle15"><text:span text:style-name="T3">Ako vták-ohnivák nad oblakmi sa vznáša,</text:span></text:span></text:p>
        <text:p text:style-name="P12"><text:span text:style-name="CharStyle15"><text:span text:style-name="T3">na zemi zasa gesto rozsievača</text:span></text:span></text:p>
        <text:p text:style-name="P12"><text:span text:style-name="CharStyle15"><text:span text:style-name="T3">napodobuje nevdojak,</text:span></text:span></text:p>
        <text:p text:style-name="P12"><text:span text:style-name="CharStyle15"><text:span text:style-name="T3">keď chrlí zrno striel a nevyplaší vtáča.</text:span></text:span></text:p>
        <text:p text:style-name="P9"><text:span text:style-name="CharStyle15"><text:span text:style-name="T3"/></text:span></text:p>
        <text:p text:style-name="P12"><text:span text:style-name="CharStyle15"><text:span text:style-name="T3">Videli sme ho vzpriameného sunúť</text:span></text:span></text:p>
        <text:p text:style-name="P12"><text:span text:style-name="CharStyle15"><text:span text:style-name="T3">hraničnú čiaru novej úrody.</text:span></text:span></text:p>
        <text:p text:style-name="P9"><text:span text:style-name="CharStyle15"><text:span text:style-name="T3">Šiel prosto, ľahko k svojmu splnu.</text:span></text:span></text:p>
        <text:p text:style-name="P11"><text:span text:style-name="CharStyle15"><text:span text:style-name="T3">Ako by rozochvieval strunu,</text:span></text:span></text:p>
        <text:p text:style-name="P12"><text:span text:style-name="CharStyle15"><text:span text:style-name="T3">hral v jeho rukách nástroj slobody</text:span></text:span></text:p>
        <text:p text:style-name="P12"><text:span text:style-name="CharStyle15"><text:span text:style-name="T3">čudesnú pieseň tajuplnú.</text:span></text:span></text:p>
        <text:p text:style-name="P7"><text:span text:style-name="CharStyle18"><text:span text:style-name="T3"/></text:span></text:p>
        <text:p text:style-name="P11"><text:span text:style-name="CharStyle15"><text:span text:style-name="T3">Čudesnú pieseň o slobodnej vlasti,</text:span></text:span></text:p>
        <text:p text:style-name="P12"><text:span text:style-name="CharStyle15"><text:span text:style-name="T3">kde slnko naše vychodí.</text:span></text:span></text:p>
        <text:p text:style-name="P11"><text:span text:style-name="CharStyle15"><text:span text:style-name="T3">Žeravá k ľadu a láskavá k strasti</text:span></text:span></text:p>
        <text:p text:style-name="P12"><text:span text:style-name="CharStyle15"><text:span text:style-name="T3">klenula mosty nad priepasti,</text:span></text:span></text:p>
        <text:p text:style-name="P12"><text:span text:style-name="CharStyle15"><text:span text:style-name="T3">zodvihla poranené národy,</text:span></text:span></text:p>
        <text:p text:style-name="P12"><text:span text:style-name="CharStyle15"><text:span text:style-name="T3">májovým dažďom prejdúc po nešťastí.</text:span></text:span></text:p>
        <text:p text:style-name="P9"><text:span text:style-name="CharStyle15"><text:span text:style-name="T3"/></text:span></text:p>
        <text:p text:style-name="P12"><text:span text:style-name="CharStyle15"><text:span text:style-name="T3">Na Spasskej veži orloj bije.</text:span></text:span></text:p>
        <text:p text:style-name="P12"><text:span text:style-name="CharStyle15"><text:span text:style-name="T3">Puškinov „Kalmyk, stepí syn“</text:span></text:span></text:p>
        <text:p text:style-name="P12"><text:span text:style-name="CharStyle15"><text:span text:style-name="T3">i Tunguz v tajgách Sibírie,</text:span></text:span></text:p>
        <text:p text:style-name="P12"><text:soft-page-break/><text:span text:style-name="CharStyle15"><text:span text:style-name="T3">národy Sväzu, ktorý bez hraníc je,</text:span></text:span></text:p>
        <text:p text:style-name="P12"><text:span text:style-name="CharStyle15"><text:span text:style-name="T3">„hrdý vnuk Slávov“, Tadžik, Fín —</text:span></text:span></text:p>
        <text:p text:style-name="P12"><text:span text:style-name="CharStyle15"><text:span text:style-name="T3">sta</text:span></text:span><text:span text:style-name="CharStyle15"><text:span text:style-name="T2">li</text:span></text:span><text:span text:style-name="CharStyle15"><text:span text:style-name="T3"> si na post ľudskej histórie.</text:span></text:span></text:p>
        <text:p text:style-name="P9"><text:span text:style-name="CharStyle15"><text:span text:style-name="T3"/></text:span></text:p>
        <text:p text:style-name="P12"><text:span text:style-name="CharStyle15"><text:span text:style-name="T3">Na nočnom nebi nové hviezdy planú.</text:span></text:span></text:p>
        <text:p text:style-name="P12"><text:span text:style-name="CharStyle15"><text:span text:style-name="T3">Súhvezdia krásnych mien.</text:span></text:span></text:p>
        <text:p text:style-name="P11"><text:span text:style-name="CharStyle15"><text:span text:style-name="T3">A svietia do snov v tamtú stranu</text:span></text:span></text:p>
        <text:p text:style-name="P12"><text:span text:style-name="CharStyle15"><text:span text:style-name="T3">na cestu k ránu zarúbanú,</text:span></text:span></text:p>
        <text:p text:style-name="P12"><text:span text:style-name="CharStyle15"><text:span text:style-name="T3">z Magnitogorska, od uralských stien</text:span></text:span></text:p>
        <text:p text:style-name="P12"><text:span text:style-name="CharStyle15"><text:span text:style-name="T3">i z dusných stepí Kazachstanu.</text:span></text:span></text:p>
        <text:p text:style-name="P9"><text:span text:style-name="CharStyle15"><text:span text:style-name="T3"/></text:span></text:p>
        <text:p text:style-name="P12"><text:span text:style-name="CharStyle15"><text:span text:style-name="T3">Od Archangelska k Alma-Ate,</text:span></text:span></text:p>
        <text:p text:style-name="P12"><text:span text:style-name="CharStyle15"><text:span text:style-name="T3">od Donbasu po Chabarovsk</text:span></text:span></text:p>
        <text:p text:style-name="P12"><text:span text:style-name="CharStyle15"><text:span text:style-name="T3">stalinské svetlá zažíhate,</text:span></text:span></text:p>
        <text:p text:style-name="P12"><text:span text:style-name="CharStyle15"><text:span text:style-name="T3">nad veže baní, betónové hate,</text:span></text:span></text:p>
        <text:p text:style-name="P12"><text:span text:style-name="CharStyle15"><text:span text:style-name="T3">na štíty stožiarov</text:span></text:span></text:p>
        <text:p text:style-name="P9"><text:span text:style-name="CharStyle15"><text:span text:style-name="T3">Ázie divej, postrachovej</text:span></text:span><text:span text:style-name="CharStyle15"><text:span text:style-name="T1">,</text:span></text:span><text:span text:style-name="CharStyle15"><text:span text:style-name="T3"> zlatej.</text:span></text:span></text:p>
        <text:p text:style-name="P7"><text:span text:style-name="CharStyle18"><text:span text:style-name="T3"/></text:span></text:p>
        <text:p text:style-name="P11"><text:span text:style-name="CharStyle15"><text:span text:style-name="T3">Úrodou oťažely roky</text:span></text:span></text:p>
        <text:p text:style-name="P12"><text:span text:style-name="CharStyle15"><text:span text:style-name="T3">súdruha Stalina.</text:span></text:span></text:p>
        <text:p text:style-name="P11"><text:span text:style-name="CharStyle15"><text:span text:style-name="T3">Ako mohutné valné toky</text:span></text:span></text:p>
        <text:p text:style-name="P12"><text:span text:style-name="CharStyle15"><text:span text:style-name="T3">idey jeho po širokých</text:span></text:span></text:p>
        <text:p text:style-name="P12"><text:span text:style-name="CharStyle15"><text:span text:style-name="T3">valia sa krajinách,</text:span></text:span></text:p>
        <text:p text:style-name="P12"><text:soft-page-break/><text:span text:style-name="CharStyle15"><text:span text:style-name="T3">úhory meniac v žírne plochy.</text:span></text:span></text:p>
        <text:p text:style-name="P11"><text:span text:style-name="CharStyle15"><text:span text:style-name="T3"/></text:span></text:p>
        <text:p text:style-name="P12"><text:span text:style-name="CharStyle15"><text:span text:style-name="T3">Jak pohár gruzínskeho vína</text:span></text:span></text:p>
        <text:p text:style-name="P12"><text:span text:style-name="CharStyle15"><text:span text:style-name="T3">dvíhame slovo na slávu.</text:span></text:span></text:p>
        <text:p text:style-name="P11"><text:span text:style-name="CharStyle15"><text:span text:style-name="T3">Mocná si, proletárska domovina.</text:span></text:span></text:p>
        <text:p text:style-name="P12"><text:span text:style-name="CharStyle15"><text:span text:style-name="T3">Svetový vietor vzpína</text:span></text:span></text:p>
        <text:p text:style-name="P12"><text:span text:style-name="CharStyle15"><text:span text:style-name="T3">červenú zástavu</text:span></text:span></text:p>
        <text:p text:style-name="P9"><text:span text:style-name="CharStyle15"><text:span text:style-name="T3">na tvoju počesť — na Stalina.</text:span></text:span></text:p>
        <text:p text:style-name="P9"><text:span text:style-name="CharStyle15"><text:span text:style-name="T3"/></text:span></text:p>
        <text:p text:style-name="P10"><text:span text:style-name="CharStyle15"><text:span text:style-name="T3"/></text:span></text:p>
        <text:p text:style-name="P12"><text:span text:style-name="CharStyle15"><text:span text:style-name="T3">Kde zaťaly sa </text:span></text:span><text:span text:style-name="CharStyle15"><text:span text:style-name="T2">ľ</text:span></text:span><text:span text:style-name="CharStyle15"><text:span text:style-name="T3">udské svaly</text:span></text:span></text:p>
        <text:p text:style-name="P12"><text:span text:style-name="CharStyle15"><text:span text:style-name="T3">prírode do hrivy,</text:span></text:span></text:p>
        <text:p text:style-name="P12"><text:span text:style-name="CharStyle15"><text:span text:style-name="T3">kde prví pionieri stali,</text:span></text:span></text:p>
        <text:p text:style-name="P12"><text:span text:style-name="CharStyle15"><text:span text:style-name="T3">kde býčie more vlny valí,</text:span></text:span></text:p>
        <text:p text:style-name="P12"><text:span text:style-name="CharStyle15"><text:span text:style-name="T3">jak maják žiarivý</text:span></text:span></text:p>
        <text:p text:style-name="P12"><text:span text:style-name="CharStyle15"><text:span text:style-name="T3">kultúry ľudskej stojí Stalin.</text:span></text:span></text:p>
        <text:p text:style-name="P7"><text:span text:style-name="CharStyle18"><text:span text:style-name="T3"/></text:span></text:p>
        <text:p text:style-name="P11"><text:span text:style-name="CharStyle15"><text:span text:style-name="T3">Ako mohutné svetlomety</text:span></text:span></text:p>
        <text:p text:style-name="P12"><text:span text:style-name="CharStyle15"><text:span text:style-name="T3">myšlienky jeho kníh</text:span></text:span></text:p>
        <text:p text:style-name="P12"><text:span text:style-name="CharStyle15"><text:span text:style-name="T3">odkrývajú nám nové svety.</text:span></text:span></text:p>
        <text:p text:style-name="P12"><text:span text:style-name="CharStyle15"><text:span text:style-name="T3">A bijú do tmy, lží a smetí</text:span></text:span></text:p>
        <text:p text:style-name="P12"><text:span text:style-name="CharStyle15"><text:span text:style-name="T3">mágií metafyzických</text:span></text:span></text:p>
        <text:p text:style-name="P12"><text:span text:style-name="CharStyle15"><text:span text:style-name="T3">bubnovou paľbou jeho vety.</text:span></text:span></text:p>
        <text:p text:style-name="P9"><text:soft-page-break/><text:span text:style-name="CharStyle15"><text:span text:style-name="T3"/></text:span></text:p>
        <text:p text:style-name="P12"><text:span text:style-name="CharStyle15"><text:span text:style-name="T3">Kalený v ohni, vybrúsený v mraze</text:span></text:span></text:p>
        <text:p text:style-name="P12"><text:span text:style-name="CharStyle15"><text:span text:style-name="T3">je človek, prvý z nás.</text:span></text:span></text:p>
        <text:p text:style-name="P11"><text:span text:style-name="CharStyle15"><text:span text:style-name="T3">Organizátor stvoriteľskej práce</text:span></text:span></text:p>
        <text:p text:style-name="P12"><text:span text:style-name="CharStyle15"><text:span text:style-name="T3">a jej štít jasný, proti slepej skaze</text:span></text:span></text:p>
        <text:p text:style-name="P12"><text:span text:style-name="CharStyle15"><text:span text:style-name="T3">zdvihnutý silou más —</text:span></text:span></text:p>
        <text:p text:style-name="P12"><text:span text:style-name="CharStyle15"><text:span text:style-name="T3">pokojný ako čelo hrádze.</text:span></text:span></text:p>
        <text:p text:style-name="P9"><text:span text:style-name="CharStyle15"><text:span text:style-name="T3"/></text:span></text:p>
        <text:p text:style-name="P12"><text:span text:style-name="CharStyle15"><text:span text:style-name="T3">Jak čelo hrádze nastavené prúdu,</text:span></text:span></text:p>
        <text:p text:style-name="P12"><text:span text:style-name="CharStyle15"><text:span text:style-name="T3">čo slepo odteká.</text:span></text:span></text:p>
        <text:p text:style-name="P11"><text:span text:style-name="CharStyle15"><text:span text:style-name="T3">Záštita práce slobodného ľudu,</text:span></text:span></text:p>
        <text:p text:style-name="P12"><text:span text:style-name="CharStyle15"><text:span text:style-name="T3">na ktorej veky postavené budú</text:span></text:span></text:p>
        <text:p text:style-name="P12"><text:span text:style-name="CharStyle15"><text:span text:style-name="T3">nového človeka,</text:span></text:span></text:p>
        <text:p text:style-name="P12"><text:span text:style-name="CharStyle15"><text:span text:style-name="T3">stvárňujúceho dobrú zemehrudu.</text:span></text:span></text:p>
        <text:p text:style-name="P7"><text:span text:style-name="CharStyle18"><text:span text:style-name="T3"/></text:span></text:p>
        <text:p text:style-name="P8"><text:span text:style-name="CharStyle18"><text:span text:style-name="T3"/></text:span></text:p>
        <text:p text:style-name="P11"><text:span text:style-name="CharStyle15"><text:span text:style-name="T1">Ti</text:span></text:span><text:span text:style-name="CharStyle15"><text:span text:style-name="T3">e ruky</text:span></text:span><text:span text:style-name="CharStyle15"><text:span text:style-name="T1">,</text:span></text:span><text:span text:style-name="CharStyle15"><text:span text:style-name="T3"> ktoré prevracaly</text:span></text:span></text:p>
        <text:p text:style-name="P12"><text:span text:style-name="CharStyle15"><text:span text:style-name="T3">úhory zeme od vekov,</text:span></text:span></text:p>
        <text:p text:style-name="P12"><text:span text:style-name="CharStyle15"><text:span text:style-name="T3">tie, ktoré z beztvárnosti skaly</text:span></text:span></text:p>
        <text:p text:style-name="P12"><text:span text:style-name="CharStyle15"><text:span text:style-name="T3">vztýčily k hviezdam katedrály</text:span></text:span></text:p>
        <text:p text:style-name="P12"><text:span text:style-name="CharStyle15"><text:span text:style-name="T3">žalôb a nárekov —</text:span></text:span></text:p>
        <text:p text:style-name="P12"><text:span text:style-name="CharStyle15"><text:span text:style-name="T3">tie hlina hrobu neprivalí.</text:span></text:span></text:p>
        <text:p text:style-name="P9"><text:span text:style-name="CharStyle15"><text:span text:style-name="T3"/></text:span></text:p>
        <text:p text:style-name="P10"><text:soft-page-break/><text:span text:style-name="CharStyle15"><text:span text:style-name="T3">Tie ruky rastú skúsenosťou svojou.</text:span></text:span></text:p>
        <text:p text:style-name="P11"><text:span text:style-name="CharStyle15"><text:span text:style-name="T3">H</text:span></text:span><text:span text:style-name="CharStyle15"><text:span text:style-name="T2">ľ</text:span></text:span><text:span text:style-name="CharStyle15"><text:span text:style-name="T3">a, z továrenský hál</text:span></text:span></text:p>
        <text:p text:style-name="P12"><text:span text:style-name="CharStyle15"><text:span text:style-name="T3">už hučí symf</text:span></text:span><text:span text:style-name="CharStyle15"><text:span text:style-name="T1">ó</text:span></text:span><text:span text:style-name="CharStyle15"><text:span text:style-name="T3">nia strojov,</text:span></text:span></text:p>
        <text:p text:style-name="P12"><text:span text:style-name="CharStyle15"><text:span text:style-name="T3">kým duní pochod triednych bojov</text:span></text:span></text:p>
        <text:p text:style-name="P12"><text:span text:style-name="CharStyle15"><text:span text:style-name="T3">poved</text:span></text:span><text:span text:style-name="CharStyle15"><text:span text:style-name="T4">ľ</text:span></text:span><text:span text:style-name="CharStyle15"><text:span text:style-name="T3">a starých katedrál,</text:span></text:span></text:p>
        <text:p text:style-name="P12"><text:span text:style-name="CharStyle15"><text:span text:style-name="T3">pod klamnou klenbou hviezdnych rojov.</text:span></text:span></text:p>
        <text:p text:style-name="P9"><text:span text:style-name="CharStyle15"><text:span text:style-name="T3"/></text:span></text:p>
        <text:p text:style-name="P10"><text:span text:style-name="CharStyle15"><text:span text:style-name="T3">Tvorivá práca svetom hýbe.</text:span></text:span></text:p>
        <text:p text:style-name="P9"><text:span text:style-name="CharStyle15"><text:span text:style-name="T3">Robotník hviezde dáva smer.</text:span></text:span></text:p>
        <text:p text:style-name="P11"><text:span text:style-name="CharStyle15"><text:span text:style-name="T3">Chytil ju do rúk spravodlivých. Škrípe</text:span></text:span></text:p>
        <text:p text:style-name="P12"><text:span text:style-name="CharStyle15"><text:span text:style-name="T3">a vzopiera sa sebec v zhybe,</text:span></text:span></text:p>
        <text:p text:style-name="P12"><text:span text:style-name="CharStyle15"><text:span text:style-name="T3">lež vyviazaný na pranier</text:span></text:span></text:p>
        <text:p text:style-name="P12"><text:span text:style-name="CharStyle15"><text:span text:style-name="T3">závidí potom klzkosť rybe.</text:span></text:span></text:p>
        <text:p text:style-name="P7"><text:span text:style-name="CharStyle18"><text:span text:style-name="T3"/></text:span></text:p>
        <text:p text:style-name="P11"><text:span text:style-name="CharStyle15"><text:span text:style-name="T3">Učiteľ robotníckej triedy</text:span></text:span><text:span text:style-name="CharStyle15"><text:span text:style-name="T1">,</text:span></text:span></text:p>
        <text:p text:style-name="P12"><text:span text:style-name="CharStyle15"><text:span text:style-name="T3">následník Leninov,</text:span></text:span></text:p>
        <text:p text:style-name="P12"><text:span text:style-name="CharStyle15"><text:span text:style-name="T3">pokračovateľ marxistickej vedy,</text:span></text:span></text:p>
        <text:p text:style-name="P12"><text:span text:style-name="CharStyle15"><text:span text:style-name="T3">buržujmi kliaty „vodca čriedy,</text:span></text:span></text:p>
        <text:p text:style-name="P12"><text:span text:style-name="CharStyle15"><text:span text:style-name="T3">vývrhe</text:span></text:span><text:span text:style-name="CharStyle15"><text:span text:style-name="T1">ľ</text:span></text:span><text:span text:style-name="CharStyle15"><text:span text:style-name="T3">ov a zlosynov“</text:span></text:span></text:p>
        <text:p text:style-name="P12"><text:span text:style-name="CharStyle15"><text:span text:style-name="T3">v boji, čo vzplanul naposledy...</text:span></text:span></text:p>
        <text:p text:style-name="P9"><text:span text:style-name="CharStyle15"><text:span text:style-name="T3"/></text:span></text:p>
        <text:p text:style-name="P12"><text:span text:style-name="CharStyle15"><text:span text:style-name="T3">V záštite jeho — matka dieťa hladí.</text:span></text:span></text:p>
        <text:p text:style-name="P12"><text:span text:style-name="CharStyle15"><text:span text:style-name="T3">Nepodmyjú ho prívaly,</text:span></text:span></text:p>
        <text:p text:style-name="P12"><text:soft-page-break/><text:span text:style-name="CharStyle15"><text:span text:style-name="T3">nerozstrieľajú kanonády.</text:span></text:span></text:p>
        <text:p text:style-name="P11"><text:span text:style-name="CharStyle15"><text:span text:style-name="T3">Pod nohy hľadí, do </text:span></text:span><text:span text:style-name="CharStyle15"><text:span text:style-name="T4">ď</text:span></text:span><text:span text:style-name="CharStyle15"><text:span text:style-name="T3">aleka hľadí.</text:span></text:span></text:p>
        <text:p text:style-name="P12"><text:span text:style-name="CharStyle15"><text:span text:style-name="T3">A kým si fajku pripáli,</text:span></text:span></text:p>
        <text:p text:style-name="P12"><text:span text:style-name="CharStyle15"><text:span text:style-name="T3">zadláviť stihne zmiju zrady.</text:span></text:span></text:p>
        <text:p text:style-name="P9"><text:span text:style-name="CharStyle15"><text:span text:style-name="T3"/></text:span></text:p>
        <text:p text:style-name="P12"><text:span text:style-name="CharStyle15"><text:span text:style-name="T3">K útoku velí a útokom čelí</text:span></text:span></text:p>
        <text:p text:style-name="P12"><text:span text:style-name="CharStyle15"><text:span text:style-name="T3">na veliteľskom mostíku.</text:span></text:span></text:p>
        <text:p text:style-name="P12"><text:span text:style-name="CharStyle15"><text:span text:style-name="T3">On, jasnozrivý, rozvážny a smelý.</text:span></text:span></text:p>
        <text:p text:style-name="P11"><text:span text:style-name="CharStyle15"><text:span text:style-name="T3">V nepredvídanom presným lúčom cieli</text:span></text:span></text:p>
        <text:p text:style-name="P12"><text:span text:style-name="CharStyle15"><text:span text:style-name="T3">cez hmlu a paniku,</text:span></text:span></text:p>
        <text:p text:style-name="P12"><text:span text:style-name="CharStyle15"><text:span text:style-name="T3">keď temnie nebo ponad svetadiely.</text:span></text:span></text:p>
        <text:p text:style-name="P7"><text:span text:style-name="CharStyle18"><text:span text:style-name="T3"/></text:span></text:p>
        <text:p text:style-name="P8"><text:span text:style-name="CharStyle18"><text:span text:style-name="T3"/></text:span></text:p>
        <text:p text:style-name="P11"><text:span text:style-name="CharStyle15"><text:span text:style-name="T3">Tak našou mysľou prechádzate</text:span></text:span></text:p>
        <text:p text:style-name="P12"><text:span text:style-name="CharStyle15"><text:span text:style-name="T3">po pracovni i po mlákach,</text:span></text:span></text:p>
        <text:p text:style-name="P12"><text:span text:style-name="CharStyle15"><text:span text:style-name="T3">bojiskom oh</text:span></text:span><text:span text:style-name="CharStyle15"><text:span text:style-name="T1">ň</text:span></text:span><text:span text:style-name="CharStyle15"><text:span text:style-name="T3">a, v kolchozovom blate,</text:span></text:span></text:p>
        <text:p text:style-name="P12"><text:span text:style-name="CharStyle15"><text:span text:style-name="T3">fabrickou halou, v prostej šate</text:span></text:span></text:p>
        <text:p text:style-name="P12"><text:span text:style-name="CharStyle15"><text:span text:style-name="T3">robotníka a vojaka,</text:span></text:span></text:p>
        <text:p text:style-name="P12"><text:span text:style-name="CharStyle15"><text:span text:style-name="T3">s odznakom Strany na kabáte.</text:span></text:span></text:p>
        <text:p text:style-name="P7"><text:span text:style-name="CharStyle21"><text:span text:style-name="T3"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Microsoft Sans Serif" svg:font-family="'Microsoft Sans Serif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loext:opacity="100%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kladný_20_text_20__28_3_29_" style:display-name="Základný text (3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4_29_" style:display-name="Základný text (4)" style:family="paragraph" style:master-page-name="">
      <loext:graphic-properties draw:fill="none" draw:fill-color="#729fcf"/>
      <style:paragraph-properties fo:margin-left="0cm" fo:margin-right="0cm" fo:text-indent="-11.359cm" style:auto-text-indent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margin-left="2.893cm" fo:margin-right="0cm" fo:text-indent="0.035cm" style:auto-text-indent="false"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loext:opacity="100%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loext:opacity="100%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8" style:family="text" style:parent-style-name="DefaultFontStyle"/>
    <style:style style:name="CharStyle9" style:family="text" style:parent-style-name="CharStyle8">
      <style:text-properties fo:color="#000000" loext:opacity="100%" fo:language="sk" fo:country="SK" style:language-asian="sk" style:country-asian="SK" style:language-complex="sk" style:country-complex="SK"/>
    </style:style>
    <style:style style:name="CharStyle11" style:family="text" style:parent-style-name="DefaultFontStyle"/>
    <style:style style:name="CharStyle13" style:family="text" style:parent-style-name="DefaultFontStyle"/>
    <style:style style:name="CharStyle15" style:family="text" style:parent-style-name="DefaultFontStyle"/>
    <style:style style:name="CharStyle16" style:family="text" style:parent-style-name="CharStyle15">
      <style:text-properties fo:color="#000000" loext:opacity="100%" fo:language="sk" fo:country="SK" style:language-asian="sk" style:country-asian="SK" style:language-complex="sk" style:country-complex="SK"/>
    </style:style>
    <style:style style:name="CharStyle18" style:family="text" style:parent-style-name="DefaultFontStyle"/>
    <style:style style:name="CharStyle19" style:family="text" style:parent-style-name="CharStyle4">
      <style:text-properties fo:color="#000000" loext:opacity="100%" fo:language="sk" fo:country="SK" style:language-asian="sk" style:country-asian="SK" style:language-complex="sk" style:country-complex="SK"/>
    </style:style>
    <style:style style:name="CharStyle21" style:family="text" style:parent-style-name="DefaultFontStyle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04cm" fo:page-height="21.006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891cm" fo:margin-left="0cm" fo:margin-right="0cm" fo:margin-top="0.891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PageStyle0" style:page-layout-name="Mpm2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minolta_c322110813130</dc:title>
    <dc:subject/>
    <meta:initial-creator/>
    <meta:keyword/>
    <dc:date>2022-11-11T12:35:04.627000000</dc:date>
    <meta:editing-duration>PT28S</meta:editing-duration>
    <meta:editing-cycles>1</meta:editing-cycles>
    <meta:document-statistic meta:table-count="0" meta:image-count="0" meta:object-count="0" meta:page-count="12" meta:paragraph-count="229" meta:word-count="976" meta:character-count="6100" meta:non-whitespace-character-count="5343"/>
    <meta:generator>LibreOffice/7.2.2.2$Windows_X86_64 LibreOffice_project/02b2acce88a210515b4a5bb2e46cbfb63fe97d56</meta:generator>
  </office:meta>
</office:document-meta>
</file>